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45598B7BF089C8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99cm, 7.758cm, 17.375cm, 9.2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1cm" svg:height="8.798cm" svg:x="0.2cm" svg:y="0.2cm">
          <draw:image xlink:href="Pictures/10000000000005E8000007E0F45598B7BF089C8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9:47.531235480</dc:date>
    <meta:editing-duration>PT3M2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